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normal" officeooo:rsid="000f8998" officeooo:paragraph-rsid="000f8998" style:font-size-asian="14pt" style:font-weight-asian="normal" style:font-size-complex="14pt" style:font-weight-complex="normal"/>
    </style:style>
    <style:style style:name="P2"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normal" officeooo:rsid="000f8998" officeooo:paragraph-rsid="000fea26" style:font-size-asian="14pt" style:font-weight-asian="normal" style:font-size-complex="14pt" style:font-weight-complex="normal"/>
    </style:style>
    <style:style style:name="P3"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normal" officeooo:rsid="00105c06" officeooo:paragraph-rsid="00105c06" style:font-size-asian="14pt" style:font-weight-asian="normal" style:font-size-complex="14pt" style:font-weight-complex="normal"/>
    </style:style>
    <style:style style:name="P4"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bold" officeooo:rsid="000f8998" officeooo:paragraph-rsid="000f8998" style:font-size-asian="14pt" style:font-weight-asian="bold" style:font-size-complex="14pt" style:font-weight-complex="bold"/>
    </style:style>
    <style:style style:name="P5"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bold" officeooo:rsid="000fea26" officeooo:paragraph-rsid="000fea26" style:font-size-asian="14pt" style:font-weight-asian="bold" style:font-size-complex="14pt" style:font-weight-complex="bold"/>
    </style:style>
    <style:style style:name="P6" style:family="paragraph" style:parent-style-name="Standard">
      <style:paragraph-properties fo:margin-left="0cm" fo:margin-right="0.4cm" fo:margin-top="0cm" fo:margin-bottom="0.499cm" loext:contextual-spacing="false" fo:text-align="justify" style:justify-single-word="false" fo:text-indent="0cm" style:auto-text-indent="false"/>
      <style:text-properties fo:font-size="14pt" fo:font-weight="bold" officeooo:rsid="00105c06" officeooo:paragraph-rsid="00105c06" style:font-size-asian="14pt" style:font-weight-asian="bold" style:font-size-complex="14pt" style:font-weight-complex="bold"/>
    </style:style>
    <style:style style:name="P7" style:family="paragraph" style:parent-style-name="Standard" style:master-page-name="">
      <style:paragraph-properties fo:margin-left="0cm" fo:margin-right="0.4cm" fo:margin-top="0cm" fo:margin-bottom="0.499cm" loext:contextual-spacing="false" fo:text-align="justify" style:justify-single-word="false" fo:text-indent="0cm" style:auto-text-indent="false" style:page-number="auto"/>
      <style:text-properties fo:font-size="14pt" fo:font-weight="bold" officeooo:rsid="000f8998" officeooo:paragraph-rsid="000f8998" style:font-size-asian="14pt" style:font-weight-asian="bold" style:font-size-complex="14pt" style:font-weight-complex="bold"/>
    </style:style>
    <style:style style:name="P8" style:family="paragraph" style:parent-style-name="Standard">
      <style:paragraph-properties fo:margin-top="0cm" fo:margin-bottom="0.499cm" loext:contextual-spacing="false" fo:text-align="justify" style:justify-single-word="false"/>
      <style:text-properties fo:font-size="14pt" fo:font-weight="bold" officeooo:rsid="00105c06" officeooo:paragraph-rsid="00107410" style:font-size-asian="14pt" style:font-weight-asian="bold" style:font-size-complex="14pt" style:font-weight-complex="bold"/>
    </style:style>
    <style:style style:name="P9" style:family="paragraph" style:parent-style-name="Standard">
      <style:paragraph-properties fo:margin-top="0cm" fo:margin-bottom="0.499cm" loext:contextual-spacing="false" fo:text-align="justify" style:justify-single-word="false"/>
      <style:text-properties fo:font-size="14pt" fo:font-weight="bold" officeooo:rsid="00107410" officeooo:paragraph-rsid="00107410" style:font-size-asian="14pt" style:font-weight-asian="bold" style:font-size-complex="14pt" style:font-weight-complex="bold"/>
    </style:style>
    <style:style style:name="P10" style:family="paragraph" style:parent-style-name="Standard">
      <style:paragraph-properties fo:margin-top="0cm" fo:margin-bottom="0.499cm" loext:contextual-spacing="false" fo:text-align="justify" style:justify-single-word="false"/>
      <style:text-properties fo:font-size="14pt" fo:font-weight="normal" officeooo:rsid="00107410" officeooo:paragraph-rsid="00107410" style:font-size-asian="14pt" style:font-weight-asian="normal" style:font-size-complex="14pt" style:font-weight-complex="normal"/>
    </style:style>
    <style:style style:name="P11" style:family="paragraph" style:parent-style-name="Standard">
      <style:paragraph-properties fo:margin-top="0cm" fo:margin-bottom="0.499cm" loext:contextual-spacing="false" fo:text-align="justify" style:justify-single-word="false"/>
      <style:text-properties fo:font-size="14pt" fo:font-weight="normal" officeooo:rsid="001175bc" officeooo:paragraph-rsid="001175bc" style:font-size-asian="14pt" style:font-weight-asian="normal" style:font-size-complex="14pt" style:font-weight-complex="normal"/>
    </style:style>
    <style:style style:name="P12" style:family="paragraph" style:parent-style-name="Standard" style:list-style-name="L1">
      <style:paragraph-properties fo:margin-top="0cm" fo:margin-bottom="0.101cm" loext:contextual-spacing="false" fo:text-align="justify" style:justify-single-word="false"/>
      <style:text-properties officeooo:paragraph-rsid="00105c06"/>
    </style:style>
    <style:style style:name="P13" style:family="paragraph" style:parent-style-name="Standard" style:list-style-name="L3">
      <style:paragraph-properties fo:margin-top="0cm" fo:margin-bottom="0.101cm" loext:contextual-spacing="false" fo:text-align="justify" style:justify-single-word="false"/>
      <style:text-properties officeooo:paragraph-rsid="00105c06"/>
    </style:style>
    <style:style style:name="P14" style:family="paragraph" style:parent-style-name="Standard" style:list-style-name="L2">
      <style:paragraph-properties fo:margin-top="0cm" fo:margin-bottom="0.101cm" loext:contextual-spacing="false" fo:text-align="justify" style:justify-single-word="false"/>
      <style:text-properties fo:font-size="14pt" fo:font-weight="normal" officeooo:rsid="00105c06" officeooo:paragraph-rsid="00107410" style:font-size-asian="14pt" style:font-weight-asian="normal" style:font-size-complex="14pt" style:font-weight-complex="normal"/>
    </style:style>
    <style:style style:name="T1" style:family="text">
      <style:text-properties style:use-window-font-color="true" fo:background-color="transparent" loext:char-shading-value="0"/>
    </style:style>
    <style:style style:name="T2" style:family="text">
      <style:text-properties fo:font-weight="bold" style:font-weight-asian="bold" style:font-weight-complex="bold"/>
    </style:style>
    <style:style style:name="T3" style:family="text">
      <style:text-properties fo:font-weight="bold" officeooo:rsid="000fea26" style:font-weight-asian="bold" style:font-weight-complex="bold"/>
    </style:style>
    <style:style style:name="T4" style:family="text">
      <style:text-properties officeooo:rsid="000fea26"/>
    </style:style>
    <style:style style:name="T5" style:family="text">
      <style:text-properties fo:font-size="14pt" fo:font-weight="normal" officeooo:rsid="00105c06" style:font-size-asian="14pt" style:font-weight-asian="normal" style:font-size-complex="14pt" style:font-weight-complex="normal"/>
    </style:style>
    <style:style style:name="T6" style:family="text">
      <style:text-properties fo:font-weight="normal" style:font-weight-asian="normal" style:font-weight-complex="normal"/>
    </style:style>
    <style:style style:name="T7" style:family="text">
      <style:text-properties officeooo:rsid="00107410"/>
    </style:style>
    <style:style style:name="T8" style:family="text">
      <style:text-properties officeooo:rsid="001175bc"/>
    </style:style>
    <text:list-style style:name="L1">
      <text:list-level-style-bullet text:level="1" text:style-name="Bullet_20_Symbols"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lide 1</text:p>
      <text:p text:style-name="P1">Buenas noches, me presento para los que no me conocen, mi nombre es Patricio Bos y voy a presentar mi trabajo final de Maestría que se titula “Sistema de control para estación autónoma marítima de monitoreo de ruido ambiente”.</text:p>
      <text:p text:style-name="P4"><text:span text:style-name="T1">Slide 2</text:span></text:p>
      <text:p text:style-name="P1">Esta es la agenda de la presentación con los temas que voy a desarrollar</text:p>
      <text:p text:style-name="P4">Slide 3</text:p>
      <text:p text:style-name="P1">Para empezar a hablar de las motivaciones de este trabajo me gustaría tratar de con­testar algunas preguntas:</text:p>
      <text:p text:style-name="P1"><text:span text:style-name="T2">¿Por qué utilizar la acústica submarina?</text:span>: Este es un campo del conocimiento que estudia la propagación del sonido en el agua y sus interacciones con las interfa­ces agua/lecho marino y con los elementos de volumen que puedan estar presentes en el medio. <text:s/>En el agua las ondas electromagneticas y la luz en particular se ate­nuan hasta su extinción en muy pocos metros con lo cual, para “ver” en el mar se utiliza el sonido, que puede propagarse bajo ciertas condiciones, miles de kilóme­tros.</text:p>
      <text:p text:style-name="P2">Segundo, <text:span text:style-name="T3">¿Qué es el ruido ambiente?:</text:span><text:span text:style-name="T4"> Es el ruido de “fondo” remanente en ausencia de toda otra fuente identificable. Es el nivel de energía acústica mínimo que debe tener una señal para ser detectada.</text:span></text:p>
      <text:p text:style-name="P5">¿Por qué interesa medirlo?: <text:span text:style-name="T6"><text:s/>Ya mencioné que fija un umbral para detectar señales, pero además en el ámbito de la comunidad científica internacional, existe una creciente necesidad de medición y monitoreo del ruido subacuático. El interés está parcialmente motivado por un marco regulatorio internacional en lo referente al impacto ambiental del ruido subacuático de origen antrópico y principalmente para la evaluación de los efectos sobre la vida marina.</text:span></text:p>
      <text:p text:style-name="P5"><text:span text:style-name="T6">Y finalmente, </text:span>¿Qué disciplinas lo necesitan?: <text:span text:style-name="T6">El conocimiento del nivel de ruido submarino es importante para distintas disciplinas dentro de la oceanografía acústica, estudios de impacto ambiental y diversas aplicaciones que utilicen sistemas SONAR, que son sistemas localización y navegación dentro del ámbito científico, civil y militar, entre otras.</text:span></text:p>
      <text:p text:style-name="P6">Slide 4</text:p>
      <text:p text:style-name="P3">Como antecedentes quiero mencionarles que trabajo en la División Acústica Submarina, un grupo de investigación y desarrollo con doble pertenencia a la Armada y al Conicet que viene abordando el estudio del ruido ambientes en los últimos años. Esta foto es de una campaña científica reciente en aguas del Golfo San Jorge donde realizamos mediciones de ruido radiado por el BO Puerto Deseado con hidrófonos <text:soft-page-break/>(que son como micrófonos especialmente acondicionados para funcionar bajo el agua) desplegados desde la banda, entre otras cosas.</text:p>
      <text:p text:style-name="P6">Slide 5</text:p>
      <text:p text:style-name="P3">Ahora tenemos el objetivo general de realizar:</text:p>
      <text:list xml:id="list5377005287274954453" text:style-name="L3">
        <text:list-item>
          <text:p text:style-name="P13"><text:span text:style-name="T5">un prototipo de una estación para medición autónoma </text:span></text:p>
        </text:list-item>
        <text:list-item>
          <text:p text:style-name="P13"><text:span text:style-name="T5">de señales acústicas </text:span></text:p>
        </text:list-item>
        <text:list-item>
          <text:p text:style-name="P13"><text:span text:style-name="T5">junto con datos ambientales de interés cómo temperatura del agua y velocidad del viento, </text:span></text:p>
        </text:list-item>
        <text:list-item>
          <text:p text:style-name="P13"><text:span text:style-name="T5">que pueda almacenar la información </text:span></text:p>
        </text:list-item>
        <text:list-item>
          <text:p text:style-name="P13"><text:span text:style-name="T5">y transmitirla en tiempo real a tierra.</text:span></text:p>
        </text:list-item>
      </text:list>
      <text:list xml:id="list7450604832670055803" text:style-name="L1">
        <text:list-header>
          <text:p text:style-name="P12"><text:span text:style-name="T5"/></text:p>
        </text:list-header>
      </text:list>
      <text:p text:style-name="P8">Slide 6</text:p>
      <text:p text:style-name="P10">En particular, para el trabajo de maestría se quiere:</text:p>
      <text:p text:style-name="P10"/>
      <text:p text:style-name="P9">Slide 7</text:p>
      <text:p text:style-name="P10">Con estos objetivos se realizó un diagrama en bloques del sistema, se pueden ver por color los distintos bloques funcionales, </text:p>
      <text:list xml:id="list8153015527120026998" text:style-name="L2">
        <text:list-item>
          <text:p text:style-name="P14"><text:span text:style-name="T7">G</text:span>estión de energía</text:p>
        </text:list-item>
        <text:list-item>
          <text:p text:style-name="P14"><text:span text:style-name="T7">G</text:span>estión de comunicaciones</text:p>
        </text:list-item>
        <text:list-item>
          <text:p text:style-name="P14"><text:span text:style-name="T7">A</text:span>dquisición de datos </text:p>
        </text:list-item>
        <text:list-item>
          <text:p text:style-name="P14">Almacenamiento </text:p>
        </text:list-item>
        <text:list-item>
          <text:p text:style-name="P14">y la <text:span text:style-name="T7">U</text:span>nidad central de procesamiento</text:p>
          <text:p text:style-name="P14"/>
        </text:list-item>
      </text:list>
      <text:p text:style-name="P10">Y el recorte que se hace para el trabajo de maestría que va a incluir sólo estos bloques. <text:s/>La parte importante del trabajo se realiza sobre la CIAA-NXP que se utiliza como unidad central de procesamiento.</text:p>
      <text:p text:style-name="P9">Slide 8</text:p>
      <text:p text:style-name="P10">Se planificó el trabajo en 4 etapas con una estimación de horas y se definieron los hitos que se deben alcanzar para considerar una etapa finalizada.</text:p>
      <text:p text:style-name="P10">Slide 9</text:p>
      <text:p text:style-name="P10"><text:soft-page-break/>Se realizó luego un desglose de tareas que se muestra en este diagrama de Activity on Node donde se respeta el mismo código de colores de las etapas, planificación, implementación, testing y cierre.</text:p>
      <text:p text:style-name="P10">Acá cabe mencionar que se tomó del paradigma Test driven development o TDD la idea fundamental de iniciar el desarrollo considerando cómo se va a probar que el sistema cumple sus requerimientos. <text:s/>En este sentido, en la tarea 1.3 se definieron los casos de prueba que se evaluan <text:span text:style-name="T8">casi </text:span>al finalizar <text:span text:style-name="T8">el trabajo en la tarea 3.5. <text:s/>Esto resultó realmente útil para obtener un mejor entendimientos de qué se debía desarrollar e incluso se pudieron realizar algunas optimizaciones al código.</text:span></text:p>
      <text:p text:style-name="P11">Slide10</text:p>
      <text:p text:style-name="P11">Voy a mencionar algunos aspectos de la metodología que resultan relevantes.</text:p>
      <text:p text:style-name="P11">Se utilizó un modelo de desarrollo sobre control de versiones basado en git que se llama a successfull git branching model y que consiste en ordenar el flujo de trabaj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7:33:51.041951208</meta:creation-date>
    <dc:date>2018-12-07T18:23:15.400510317</dc:date>
    <meta:editing-duration>PT4M38S</meta:editing-duration>
    <meta:editing-cycles>1</meta:editing-cycles>
    <meta:document-statistic meta:table-count="0" meta:image-count="0" meta:object-count="0" meta:page-count="3" meta:paragraph-count="39" meta:word-count="723" meta:character-count="4377" meta:non-whitespace-character-count="3690"/>
    <meta:generator>LibreOffice/5.1.6.2$Linux_X86_64 LibreOffice_project/10m0$Build-2</meta:generator>
  </office:meta>
</office:document-meta>
</file>